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T6" style:parent-style-name="Domyślnaczcionkaakapitu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omyślnaczcionkaakapitu" style:family="text">
      <style:text-properties fo:font-size="11pt" style:font-size-asian="11pt" style:font-size-complex="11pt" fo:language="pl" fo:country="PL"/>
    </style:style>
    <style:style style:name="T80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omyślnaczcionkaakapitu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<text:s/>Duck Hunter</text:p>
      <text:p text:style-name="Tytuł"><text:span text:style-name="T5">Autorzy:<text:s/></text:span><text:bookmark-start text:name="_Hlk114154741"/>Jan<text:s/>Pawlak<text:s/>(JP), Jakub<text:s/>Ćwik<text:s/>(JĆ)<text:bookmark-end text:name="_Hlk114154741"/></text:p>
      <text:p text:style-name="Textbody"><text:span text:style-name="T6">Ostatnia modyfikacja</text:span>:<text:s/><text:date style:data-style-name="N7">15.09.22</text:date>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 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>TAK</text:p>
          </table:table-cell>
        </table:table-row>
        <table:table-row table:style-name="TableRow26">
          <table:table-cell table:style-name="TableCell27">
            <text:p text:style-name="P28">Czy 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>TAK</text:p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>TAK</text:p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>TAK</text:p>
          </table:table-cell>
        </table:table-row>
        <table:table-row table:style-name="TableRow47">
          <table:table-cell table:style-name="TableCell48">
            <text:p text:style-name="P49">Czy sprawdzona została poprawność pliku ZIP spakowanego projektu poprzez rozpakowanie w nowym katalogu, otworzenie projektu Vivado, syntezę, elaboracje i 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>TAK</text:p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>2017.3</text:p>
          </table:table-cell>
        </table:table-row>
        <table:table-row table:style-name="TableRow61">
          <table:table-cell table:style-name="TableCell62">
            <text:p text:style-name="P63">Liczba błędów (error) zgłoszonych przez Vivado</text:p>
          </table:table-cell>
          <table:table-cell table:style-name="TableCell64">
            <text:p text:style-name="P65">0 (!)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>0</text:p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203</text:p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 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>mysz</text:p>
          </table:table-cell>
        </table:table-row>
        <table:table-row table:style-name="TableRow93">
          <table:table-cell table:style-name="TableCell94">
            <text:p text:style-name="P95">Użycie ekranu 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>TAK</text:p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1024x768</text:p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>TAK</text:p>
          </table:table-cell>
        </table:table-row>
        <table:table-row table:style-name="TableRow114">
          <table:table-cell table:style-name="TableCell115">
            <text:p text:style-name="P116">Identyfikator przycisku 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BTNC</text:p>
          </table:table-cell>
        </table:table-row>
        <table:table-row table:style-name="TableRow121">
          <table:table-cell table:style-name="TableCell122">
            <text:p text:style-name="P123">Czy moduły używają wyłącznie 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TAK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 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15.09.2022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Ćwik</dc:creator>
    <meta:creation-date>2019-05-20T16:25:00Z</meta:creation-date>
    <dc:date>2022-09-15T16:22:00Z</dc:date>
    <meta:template xlink:href="Normal.dotm" xlink:type="simple"/>
    <meta:editing-cycles>18</meta:editing-cycles>
    <meta:editing-duration>PT5340S</meta:editing-duration>
    <meta:document-statistic meta:page-count="1" meta:paragraph-count="3" meta:word-count="232" meta:character-count="1624" meta:row-count="11" meta:non-whitespace-character-count="1395"/>
  </office:meta>
</office:document-meta>
</file>